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641" officeooo:paragraph-rsid="000fa641"/>
    </style:style>
    <style:style style:name="P2" style:family="paragraph" style:parent-style-name="Standard">
      <style:text-properties officeooo:rsid="000fa641" officeooo:paragraph-rsid="000fa641"/>
    </style:style>
    <style:style style:name="P3" style:family="paragraph" style:parent-style-name="Standard">
      <style:paragraph-properties fo:text-align="center" style:justify-single-word="false"/>
      <style:text-properties officeooo:rsid="000fa641" officeooo:paragraph-rsid="000fa641"/>
    </style:style>
    <style:style style:name="P4" style:family="paragraph" style:parent-style-name="Standard">
      <style:text-properties officeooo:rsid="001084d2" officeooo:paragraph-rsid="001084d2"/>
    </style:style>
    <style:style style:name="P5" style:family="paragraph" style:parent-style-name="Standard">
      <style:text-properties officeooo:rsid="00113e5d" officeooo:paragraph-rsid="00113e5d"/>
    </style:style>
    <style:style style:name="P6" style:family="paragraph" style:parent-style-name="Standard">
      <style:text-properties officeooo:rsid="00135646" officeooo:paragraph-rsid="00135646"/>
    </style:style>
    <style:style style:name="T1" style:family="text">
      <style:text-properties officeooo:rsid="000fa8c5"/>
    </style:style>
    <style:style style:name="T2" style:family="text">
      <style:text-properties officeooo:rsid="001084d2"/>
    </style:style>
    <style:style style:name="T3" style:family="text">
      <style:text-properties officeooo:rsid="00113e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guntas entrevista</text:p>
      <text:p text:style-name="P1"/>
      <text:p text:style-name="P1">1. <text:span text:style-name="T1">¿Cuántas </text:span>v<text:span text:style-name="T1">eces en el día el bus pasa por la parada del terminal? </text:span></text:p>
      <text:p text:style-name="P1">2. <text:span text:style-name="T1">¿Cuánto es el v</text:span>alor <text:span text:style-name="T1">monetario <text:s/>aproximado de las ganancias </text:span>que <text:span text:style-name="T1">se generan </text:span>en el <text:span text:style-name="T1">día?</text:span></text:p>
      <text:p text:style-name="P1">3. <text:span text:style-name="T1">¿A qué v</text:span>elocidad <text:span text:style-name="T3">comúnmente circula el bus? Puede especificar una velocidad </text:span>mínima y máxima.</text:p>
      <text:p text:style-name="P5">4. <text:span text:style-name="T2">De qué manera se coordinan cada uno de los buses de la linea 13 para no adelantarse. Puede especificar un horario.</text:span></text:p>
      <text:p text:style-name="P1"><text:span text:style-name="T3">5</text:span>. <text:span text:style-name="T1">¿Cada cuánto tiempo sale un bus de la estación? <text:s/>Puede especificar un intervalo de tiempo aproximado.</text:span></text:p>
      <text:p text:style-name="P6">6. ¿Cuántas unidades de la linea 13 funcionan actualmente?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s" fo:country="EC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C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mbria" fo:font-family="Cambria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2:28:25.731925065</meta:creation-date>
    <dc:date>2018-06-29T13:14:07.902785182</dc:date>
    <meta:editing-duration>PT24M47S</meta:editing-duration>
    <meta:editing-cycles>6</meta:editing-cycles>
    <meta:generator>LibreOffice/6.0.4.2$Linux_x86 LibreOffice_project/9b0d9b32d5dcda91d2f1a96dc04c645c450872bf</meta:generator>
    <meta:document-statistic meta:table-count="0" meta:image-count="0" meta:object-count="0" meta:page-count="1" meta:paragraph-count="7" meta:word-count="95" meta:character-count="549" meta:non-whitespace-character-count="458"/>
  </office:meta>
</office:document-meta>
</file>